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48c4" officeooo:paragraph-rsid="001548c4"/>
    </style:style>
    <style:style style:name="P2" style:family="paragraph" style:parent-style-name="Standard">
      <style:text-properties officeooo:rsid="001607c5" officeooo:paragraph-rsid="001607c5"/>
    </style:style>
    <style:style style:name="P3" style:family="paragraph" style:parent-style-name="Standard">
      <style:text-properties officeooo:rsid="0018cf6a" officeooo:paragraph-rsid="0018cf6a"/>
    </style:style>
    <style:style style:name="P4" style:family="paragraph" style:parent-style-name="Standard">
      <style:text-properties officeooo:rsid="001548c4" officeooo:paragraph-rsid="0016506e"/>
    </style:style>
    <style:style style:name="P5" style:family="paragraph" style:parent-style-name="Standard">
      <style:text-properties officeooo:rsid="001548c4" officeooo:paragraph-rsid="0019dd83" fo:background-color="#ffff00"/>
    </style:style>
    <style:style style:name="P6" style:family="paragraph" style:parent-style-name="Standard">
      <style:text-properties officeooo:rsid="001a7175" officeooo:paragraph-rsid="001a7175" fo:background-color="#ff3300"/>
    </style:style>
    <style:style style:name="T1" style:family="text">
      <style:text-properties officeooo:rsid="001607c5"/>
    </style:style>
    <style:style style:name="T2" style:family="text">
      <style:text-properties officeooo:rsid="0016506e"/>
    </style:style>
    <style:style style:name="T3" style:family="text">
      <style:text-properties officeooo:rsid="0019dd83"/>
    </style:style>
    <style:style style:name="T4" style:family="text">
      <style:text-properties officeooo:rsid="001a7175"/>
    </style:style>
    <style:style style:name="T5" style:family="text">
      <style:text-properties fo:background-color="#ffff66" loext:char-shading-value="0"/>
    </style:style>
    <style:style style:name="T6" style:family="text">
      <style:text-properties fo:background-color="#ffff66" loext:char-shading-value="0"/>
    </style:style>
    <style:style style:name="T7" style:family="text">
      <style:text-properties officeooo:rsid="001a7175" fo:background-color="#ffff66" loext:char-shading-value="0"/>
    </style:style>
    <style:style style:name="T8" style:family="text">
      <style:text-properties officeooo:rsid="001a7175" fo:background-color="#ffff6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ANT <text:s/>PROPO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0. INTRODUCTION GENERALE</text:p>
      <text:p text:style-name="P1"/>
      <text:p text:style-name="P1">0.1 Problematique et hypothese</text:p>
      <text:p text:style-name="P1"/>
      <text:p text:style-name="P1">0.1.1 Problematique</text:p>
      <text:p text:style-name="P1"/>
      <text:p text:style-name="P4">En RDC et plus particulierement a <text:span text:style-name="T2">L</text:span>ubumbashi, <text:s/><text:span text:style-name="T2">par manque d’informatiion geographique</text:span> les differents services de l’Etat tel le serivice de cadastres, la brigade d’assanisssement, la police, etc. <text:span text:style-name="T1">se trouvent limitees dans leur prestation de service. Pour la police, ce deficite d’information geographique se traduit par un retard lors des interventions, pour la Police de circulation routiere, ce <text:s/>manque d’information se traduit par un manque de maitrise de gestion de la circulation routiere, de ce fait si une voie routiere est blloquee ou obstruier a des fins des travaux, les usagers de la route s’en trouve bloque dans des embouteillages interminables par manque d’informations precises sur les routes secondaires ou les voie de deviation.</text:span></text:p>
      <text:p text:style-name="P4"/>
      <text:p text:style-name="P5">En RDC et plus particulierement a <text:span text:style-name="T2">L</text:span>ubumbashi, <text:s/><text:span text:style-name="T2">par manque d’informatiion geographique les usagers de la route ainsi que</text:span> <text:s/>les <text:s/>differents services de l’Etat tel le serivice de cadastres, la brigade d’assanisssement, la police,<text:span text:style-name="T3"> </text:span>etc. <text:span text:style-name="T1">se trouvent limitees dans leur prestation de service. Pour la police, ce deficite d’information geographique se traduit par un retard lors des interventions, pour la Police de circulation routiere, ce <text:s/>manque d’information se traduit par un manque de maitrise de gestion de la circulation routiere, de ce fait si une voie routiere est bloquée ou obstruier a des fins des travaux, les usagers de la route se retrouve devant une route qu’ils ne peuvent utiliser par manque d’informations precises alors que si ils le savaient <text:s/>ils auraient du prendre <text:s/>les routes secondaires ou les voie de deviation.</text:span></text:p>
      <text:p text:style-name="P4"/>
      <text:p text:style-name="P6">Pourquoi tu as parler du cadastre?</text:p>
      <text:p text:style-name="P1"/>
      <text:p text:style-name="P1">0.1.2 Hypothese</text:p>
      <text:p text:style-name="P1"/>
      <text:p text:style-name="P2">Pour <text:span text:style-name="T2">accelerer ce processus de collecte d’information geographique et </text:span><text:s/>resoudre <text:span text:style-name="T2">ainsi ce propbleme </text:span><text:s/><text:span text:style-name="T6">ce probleme</text:span>, <text:span text:style-name="T6">nous allons assemble </text:span><text:span text:style-name="T8">concevoir</text:span><text:span text:style-name="T6"> un Drone et <text:s/>une application</text:span> qui permettra: de controler ce drone via le PC; de visualiser la position du drone sur une carte et prelever les donnees geographiques de cet endroit. <text:span text:style-name="T2">Une fois la collecte d’information effectuee, l’utilisateur(geomaticien) sera a meme de recupperer le fichier, les images videos, les photos ainsi que le fichier au format ‘gpx’ qu’il pourra par la suite exploiter dans un logiciel SIG tel que ArcGIS, Qgis, etc.</text:span></text:p>
      <text:p text:style-name="P2"/>
      <text:p text:style-name="P3">0.2 Choix et interet du sujet</text:p>
      <text:p text:style-name="P3">0.3 Methodes et technique</text:p>
      <text:p text:style-name="P3">0.3.1 Methodes</text:p>
      <text:p text:style-name="P3">0.3.2 Techniques</text:p>
      <text:p text:style-name="P3">0.4 Etat de l’art</text:p>
      <text:p text:style-name="P3">0.5 Delimatation du travail</text:p>
      <text:p text:style-name="P3">0.6.Subdivistion du travail</text:p>
      <text:p text:style-name="P3">0.7 Outils logiciels et equipements utilises</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troductio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5:39:54.746603666</meta:creation-date>
    <meta:generator>LibreOffice/5.1.6.2$Linux_X86_64 LibreOffice_project/10m0$Build-2</meta:generator>
    <meta:editing-duration>PT6M34S</meta:editing-duration>
    <meta:editing-cycles>2</meta:editing-cycles>
    <dc:date>2018-05-03T15:57:21.498755638</dc:date>
    <meta:document-statistic meta:table-count="0" meta:image-count="0" meta:object-count="0" meta:page-count="4" meta:paragraph-count="18" meta:word-count="386" meta:character-count="2505" meta:non-whitespace-character-count="2124"/>
  </office:meta>
</office:document-meta>
</file>